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1A0000001A786D9283E3E18100.png"/>
  <manifest:file-entry manifest:media-type="image/png" manifest:full-path="Pictures/100002010000001A0000001AE24DE60DC1E03B38.png"/>
  <manifest:file-entry manifest:media-type="image/png" manifest:full-path="Pictures/10000000000000200000002000309F1C.png"/>
  <manifest:file-entry manifest:media-type="image/png" manifest:full-path="Pictures/100002010000001A0000001A720560C637E00EB6.png"/>
  <manifest:file-entry manifest:media-type="image/png" manifest:full-path="Pictures/100000000000008E0000008BDD688E7445C4AF01.png"/>
  <manifest:file-entry manifest:media-type="image/png" manifest:full-path="Pictures/1000000000000517000002806F2EFDBB16F57E00.png"/>
  <manifest:file-entry manifest:media-type="image/png" manifest:full-path="Pictures/10000000000000820000002FCDD054FAFC57D1D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6cm" fo:min-width="0.702cm"/>
    </style:style>
    <style:style style:name="gr5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6" style:family="graphic" style:parent-style-name="standard">
      <style:graphic-properties draw:textarea-horizontal-align="justify" draw:textarea-vertical-align="middle" draw:auto-grow-height="false" fo:min-height="0.74cm" fo:min-width="0.844cm"/>
    </style:style>
    <style:style style:name="gr7" style:family="graphic" style:parent-style-name="standard">
      <style:graphic-properties draw:textarea-horizontal-align="justify" draw:textarea-vertical-align="middle" draw:auto-grow-height="false" fo:min-height="1.518cm" fo:min-width="1.764cm"/>
    </style:style>
    <style:style style:name="gr8" style:family="graphic" style:parent-style-name="standard">
      <style:graphic-properties draw:textarea-horizontal-align="justify" draw:textarea-vertical-align="middle" draw:auto-grow-height="false" fo:min-height="0.882cm" fo:min-width="1.056cm"/>
    </style:style>
    <style:style style:name="gr9" style:family="graphic" style:parent-style-name="standard">
      <style:graphic-properties draw:textarea-horizontal-align="justify" draw:textarea-vertical-align="middle" draw:auto-grow-height="false" fo:min-height="4.348cm" fo:min-width="4.45cm"/>
    </style:style>
    <style:style style:name="gr10" style:family="graphic" style:parent-style-name="standard">
      <style:graphic-properties draw:textarea-horizontal-align="justify" draw:textarea-vertical-align="middle" draw:auto-grow-height="false" fo:min-height="5.408cm" fo:min-width="5.864cm"/>
    </style:style>
    <style:style style:name="gr11" style:family="graphic" style:parent-style-name="standard">
      <style:graphic-properties draw:textarea-horizontal-align="justify" draw:textarea-vertical-align="middle" draw:auto-grow-height="false" fo:min-height="11.702cm" fo:min-width="15.19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DD688E7445C4AF01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CDD054FAFC57D1DD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1" draw:text-style-name="P1" draw:layer="layout" svg:width="34.474cm" svg:height="16.932cm" svg:x="0.025cm" svg:y="-0.033cm">
          <draw:image xlink:href="Pictures/1000000000000517000002806F2EFDBB16F57E00.png" xlink:type="simple" xlink:show="embed" xlink:actuate="onLoad">
            <text:p/>
          </draw:image>
        </draw:frame>
        <draw:rect draw:style-name="gr2" draw:text-style-name="P1" draw:layer="layout" svg:width="8.6cm" svg:height="8.1cm" svg:x="25.8cm" svg:y="8.7cm">
          <text:p/>
        </draw:rect>
      </draw:page>
      <draw:page draw:name="page3" draw:style-name="dp1" draw:master-page-name="Padrão">
        <draw:frame draw:style-name="gr1" draw:text-style-name="P1" xml:id="id1" draw:id="id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1" draw:end-shape="id1" svg:d="M17263-32z">
          <text:p/>
        </draw:connector>
        <draw:frame draw:style-name="gr1" draw:text-style-name="P1" draw:layer="layout" svg:width="0.687cm" svg:height="0.687cm" svg:x="0.5cm" svg:y="14.713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DD688E7445C4AF01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CDD054FAFC57D1DD.png" xlink:type="simple" xlink:show="embed" xlink:actuate="onLoad">
            <text:p/>
          </draw:image>
        </draw:frame>
      </draw:page>
      <draw:page draw:name="page4" draw:style-name="dp1" draw:master-page-name="Padrão">
        <draw:frame draw:style-name="gr1" draw:text-style-name="P1" xml:id="id2" draw:id="id2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" draw:id="id3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2" draw:end-shape="id2" svg:d="M17263-32z">
          <text:p/>
        </draw:connector>
        <draw:connector draw:style-name="gr3" draw:text-style-name="P1" draw:layer="layout" draw:type="line" svg:x1="33.643cm" svg:y1="6.087cm" svg:x2="20.887cm" svg:y2="12.356cm" draw:start-shape="id3" draw:start-glue-point="2" svg:d="M33643 6087l-12756 6269">
          <text:p/>
        </draw:connector>
        <draw:frame draw:style-name="gr1" draw:text-style-name="P1" draw:layer="layout" svg:width="3.756cm" svg:height="3.677cm" svg:x="0.3cm" svg:y="13cm">
          <draw:image xlink:href="Pictures/100000000000008E0000008BDD688E7445C4AF01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CDD054FAFC57D1DD.png" xlink:type="simple" xlink:show="embed" xlink:actuate="onLoad">
            <text:p/>
          </draw:image>
        </draw:frame>
      </draw:page>
      <draw:page draw:name="page5" draw:style-name="dp1" draw:master-page-name="Padrão">
        <draw:frame draw:style-name="gr1" draw:text-style-name="P1" xml:id="id4" draw:id="id4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5" draw:id="id5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6" draw:id="id6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4" draw:end-shape="id4" svg:d="M17263-32z">
          <text:p/>
        </draw:connector>
        <draw:connector draw:style-name="gr3" draw:text-style-name="P1" draw:layer="layout" draw:type="line" svg:x1="33.643cm" svg:y1="6.087cm" svg:x2="20.887cm" svg:y2="12.356cm" draw:start-shape="id5" draw:start-glue-point="2" draw:end-shape="id6" draw:end-glue-point="1" svg:d="M33643 6087l-12756 6269">
          <text:p/>
        </draw:connector>
        <draw:frame draw:style-name="gr1" draw:text-style-name="P1" draw:layer="layout" svg:width="3.756cm" svg:height="3.677cm" svg:x="0.3cm" svg:y="13.001cm">
          <draw:image xlink:href="Pictures/100000000000008E0000008BDD688E7445C4AF01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CDD054FAFC57D1DD.png" xlink:type="simple" xlink:show="embed" xlink:actuate="onLoad">
            <text:p/>
          </draw:image>
        </draw:frame>
      </draw:page>
      <draw:page draw:name="page6" draw:style-name="dp1" draw:master-page-name="Padrão">
        <draw:frame draw:style-name="gr1" draw:text-style-name="P1" xml:id="id7" draw:id="id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8" draw:id="id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9" draw:id="id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7" draw:end-shape="id7" svg:d="M17263-32z">
          <text:p/>
        </draw:connector>
        <draw:connector draw:style-name="gr3" draw:text-style-name="P1" draw:layer="layout" draw:type="line" svg:x1="33.643cm" svg:y1="6.087cm" svg:x2="20.887cm" svg:y2="12.356cm" draw:start-shape="id8" draw:start-glue-point="2" draw:end-shape="id9" draw:end-glue-point="1" svg:d="M33643 6087l-12756 6269">
          <text:p/>
        </draw:connector>
        <draw:frame draw:style-name="gr1" draw:text-style-name="P1" xml:id="id10" draw:id="id1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20.2cm" svg:y1="12.356cm" svg:x2="15.143cm" svg:y2="7.6cm" draw:start-shape="id9" draw:start-glue-point="3" draw:end-shape="id10" draw:end-glue-point="2" svg:d="M20200 12356l-5057-4756">
          <text:p/>
        </draw:connector>
        <draw:frame draw:style-name="gr1" draw:text-style-name="P1" draw:layer="layout" svg:width="3.756cm" svg:height="3.677cm" svg:x="0.3cm" svg:y="13.001cm">
          <draw:image xlink:href="Pictures/100000000000008E0000008BDD688E7445C4AF01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CDD054FAFC57D1DD.png" xlink:type="simple" xlink:show="embed" xlink:actuate="onLoad">
            <text:p/>
          </draw:image>
        </draw:frame>
      </draw:page>
      <draw:page draw:name="page7" draw:style-name="dp1" draw:master-page-name="Padrão">
        <draw:frame draw:style-name="gr1" draw:text-style-name="P1" xml:id="id11" draw:id="id1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2" draw:id="id1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3" draw:id="id1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11" draw:end-shape="id11" svg:d="M17263-32z">
          <text:p/>
        </draw:connector>
        <draw:connector draw:style-name="gr3" draw:text-style-name="P1" draw:layer="layout" draw:type="line" svg:x1="33.643cm" svg:y1="6.087cm" svg:x2="20.887cm" svg:y2="12.356cm" draw:start-shape="id12" draw:start-glue-point="2" draw:end-shape="id13" draw:end-glue-point="1" svg:d="M33643 6087l-12756 6269">
          <text:p/>
        </draw:connector>
        <draw:frame draw:style-name="gr1" draw:text-style-name="P1" xml:id="id14" draw:id="id1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20.2cm" svg:y1="12.356cm" svg:x2="15.143cm" svg:y2="7.6cm" draw:start-shape="id13" draw:start-glue-point="3" draw:end-shape="id14" draw:end-glue-point="2" svg:d="M20200 12356l-5057-4756">
          <text:p/>
        </draw:connector>
        <draw:custom-shape draw:style-name="gr4" draw:text-style-name="P1" draw:layer="layout" svg:width="1.7cm" svg:height="1.2cm" svg:x="32.9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DD688E7445C4AF01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CDD054FAFC57D1DD.png" xlink:type="simple" xlink:show="embed" xlink:actuate="onLoad">
            <text:p/>
          </draw:image>
        </draw:frame>
      </draw:page>
      <draw:page draw:name="page8" draw:style-name="dp1" draw:master-page-name="Padrão">
        <draw:frame draw:style-name="gr1" draw:text-style-name="P1" xml:id="id15" draw:id="id1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6" draw:id="id1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7" draw:id="id1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15" draw:end-shape="id15" svg:d="M17263-32z">
          <text:p/>
        </draw:connector>
        <draw:connector draw:style-name="gr3" draw:text-style-name="P1" draw:layer="layout" draw:type="line" svg:x1="33.643cm" svg:y1="6.087cm" svg:x2="20.887cm" svg:y2="12.356cm" draw:start-shape="id16" draw:start-glue-point="2" draw:end-shape="id17" draw:end-glue-point="1" svg:d="M33643 6087l-12756 6269">
          <text:p/>
        </draw:connector>
        <draw:frame draw:style-name="gr1" draw:text-style-name="P1" xml:id="id18" draw:id="id1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20.2cm" svg:y1="12.356cm" svg:x2="15.143cm" svg:y2="7.6cm" draw:start-shape="id17" draw:start-glue-point="3" draw:end-shape="id18" draw:end-glue-point="2" svg:d="M20200 12356l-5057-4756">
          <text:p/>
        </draw:connector>
        <draw:custom-shape draw:style-name="gr5" draw:text-style-name="P1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DD688E7445C4AF01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CDD054FAFC57D1DD.png" xlink:type="simple" xlink:show="embed" xlink:actuate="onLoad">
            <text:p/>
          </draw:image>
        </draw:frame>
      </draw:page>
      <draw:page draw:name="page9" draw:style-name="dp1" draw:master-page-name="Padrão">
        <draw:frame draw:style-name="gr1" draw:text-style-name="P1" xml:id="id19" draw:id="id1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0" draw:id="id2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1" draw:id="id2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19" draw:end-shape="id19" svg:d="M17263-32z">
          <text:p/>
        </draw:connector>
        <draw:connector draw:style-name="gr3" draw:text-style-name="P1" draw:layer="layout" draw:type="line" svg:x1="33.643cm" svg:y1="6.087cm" svg:x2="20.887cm" svg:y2="12.356cm" draw:start-shape="id20" draw:start-glue-point="2" draw:end-shape="id21" draw:end-glue-point="1" svg:d="M33643 6087l-12756 6269">
          <text:p/>
        </draw:connector>
        <draw:frame draw:style-name="gr1" draw:text-style-name="P1" xml:id="id22" draw:id="id2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20.2cm" svg:y1="12.356cm" svg:x2="15.143cm" svg:y2="7.6cm" draw:start-shape="id21" draw:start-glue-point="3" draw:end-shape="id22" draw:end-glue-point="2" svg:d="M20200 12356l-5057-4756">
          <text:p/>
        </draw:connector>
        <draw:custom-shape draw:style-name="gr5" draw:text-style-name="P1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cm" svg:height="1.4cm" svg:x="19.5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DD688E7445C4AF01.png" xlink:type="simple" xlink:show="embed" xlink:actuate="onLoad">
            <text:p/>
          </draw:image>
        </draw:frame>
        <draw:frame draw:style-name="gr1" draw:text-style-name="P1" draw:layer="layout" svg:width="0.687cm" svg:height="0.687cm" svg:x="30.249cm" svg:y="15.547cm">
          <draw:image xlink:href="Pictures/100002010000001A0000001A786D9283E3E18100.png" xlink:type="simple" xlink:show="embed" xlink:actuate="onLoad">
            <text:p/>
          </draw:image>
        </draw:frame>
        <draw:frame draw:style-name="gr1" draw:text-style-name="P1" draw:layer="layout" svg:width="0.687cm" svg:height="0.687cm" svg:x="31.214cm" svg:y="15.514cm">
          <draw:image xlink:href="Pictures/100002010000001A0000001A720560C637E00EB6.png" xlink:type="simple" xlink:show="embed" xlink:actuate="onLoad">
            <text:p/>
          </draw:image>
        </draw:frame>
        <draw:frame draw:style-name="gr1" draw:text-style-name="P1" draw:layer="layout" svg:width="0.687cm" svg:height="0.687cm" svg:x="32.2cm" svg:y="15.513cm">
          <draw:image xlink:href="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CDD054FAFC57D1DD.png" xlink:type="simple" xlink:show="embed" xlink:actuate="onLoad">
            <text:p/>
          </draw:image>
        </draw:frame>
      </draw:page>
      <draw:page draw:name="page10" draw:style-name="dp1" draw:master-page-name="Padrão">
        <draw:frame draw:style-name="gr1" draw:text-style-name="P1" xml:id="id23" draw:id="id2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4" draw:id="id2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5" draw:id="id2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23" draw:end-shape="id23" svg:d="M17263-32z">
          <text:p/>
        </draw:connector>
        <draw:connector draw:style-name="gr3" draw:text-style-name="P1" draw:layer="layout" draw:type="line" svg:x1="33.643cm" svg:y1="6.087cm" svg:x2="20.887cm" svg:y2="12.356cm" draw:start-shape="id24" draw:start-glue-point="2" draw:end-shape="id25" draw:end-glue-point="1" svg:d="M33643 6087l-12756 6269">
          <text:p/>
        </draw:connector>
        <draw:frame draw:style-name="gr1" draw:text-style-name="P1" xml:id="id26" draw:id="id2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20.2cm" svg:y1="12.356cm" svg:x2="15.143cm" svg:y2="7.6cm" draw:start-shape="id25" draw:start-glue-point="3" draw:end-shape="id26" draw:end-glue-point="2" svg:d="M20200 12356l-5057-4756">
          <text:p/>
        </draw:connector>
        <draw:custom-shape draw:style-name="gr5" draw:text-style-name="P1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DD688E7445C4AF01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CDD054FAFC57D1DD.png" xlink:type="simple" xlink:show="embed" xlink:actuate="onLoad">
            <text:p/>
          </draw:image>
        </draw:frame>
      </draw:page>
      <draw:page draw:name="page11" draw:style-name="dp1" draw:master-page-name="Padrão">
        <draw:frame draw:style-name="gr1" draw:text-style-name="P1" xml:id="id27" draw:id="id2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8" draw:id="id2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9" draw:id="id2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27" draw:end-shape="id27" svg:d="M17263-32z">
          <text:p/>
        </draw:connector>
        <draw:connector draw:style-name="gr3" draw:text-style-name="P1" draw:layer="layout" draw:type="line" svg:x1="33.643cm" svg:y1="6.087cm" svg:x2="20.887cm" svg:y2="12.356cm" draw:start-shape="id28" draw:start-glue-point="2" draw:end-shape="id29" draw:end-glue-point="1" svg:d="M33643 6087l-12756 6269">
          <text:p/>
        </draw:connector>
        <draw:frame draw:style-name="gr1" draw:text-style-name="P1" xml:id="id30" draw:id="id3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20.2cm" svg:y1="12.356cm" svg:x2="15.143cm" svg:y2="7.6cm" draw:start-shape="id29" draw:start-glue-point="3" draw:end-shape="id30" draw:end-glue-point="2" svg:d="M20200 12356l-5057-4756">
          <text:p/>
        </draw:connector>
        <draw:custom-shape draw:style-name="gr5" draw:text-style-name="P1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7cm" svg:height="1.2cm" svg:x="14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DD688E7445C4AF01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CDD054FAFC57D1DD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xml:id="id31" draw:id="id3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2" draw:id="id3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3" draw:id="id3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31" draw:end-shape="id31" svg:d="M17263-32z">
          <text:p/>
        </draw:connector>
        <draw:connector draw:style-name="gr3" draw:text-style-name="P1" draw:layer="layout" draw:type="line" svg:x1="33.643cm" svg:y1="6.087cm" svg:x2="20.887cm" svg:y2="12.356cm" draw:start-shape="id32" draw:start-glue-point="2" draw:end-shape="id33" draw:end-glue-point="1" svg:d="M33643 6087l-12756 6269">
          <text:p/>
        </draw:connector>
        <draw:frame draw:style-name="gr1" draw:text-style-name="P1" xml:id="id34" draw:id="id3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20.2cm" svg:y1="12.356cm" svg:x2="15.143cm" svg:y2="7.6cm" draw:start-shape="id33" draw:start-glue-point="3" draw:end-shape="id34" draw:end-glue-point="2" svg:d="M20200 12356l-5057-4756">
          <text:p/>
        </draw:connector>
        <draw:custom-shape draw:style-name="gr5" draw:text-style-name="P1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2cm" svg:height="1.6cm" svg:x="14.3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DD688E7445C4AF01.png" xlink:type="simple" xlink:show="embed" xlink:actuate="onLoad">
            <text:p/>
          </draw:image>
        </draw:frame>
        <draw:frame draw:style-name="gr1" draw:text-style-name="P1" draw:layer="layout" svg:width="3.439cm" svg:height="1.243cm" svg:x="11.501cm" svg:y="15.501cm">
          <draw:image xlink:href="Pictures/10000000000000820000002FCDD054FAFC57D1DD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CDD054FAFC57D1DD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xml:id="id35" draw:id="id3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6" draw:id="id3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7" draw:id="id3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35" draw:end-shape="id35" svg:d="M17263-32z">
          <text:p/>
        </draw:connector>
        <draw:connector draw:style-name="gr3" draw:text-style-name="P1" draw:layer="layout" draw:type="line" svg:x1="33.643cm" svg:y1="6.087cm" svg:x2="20.887cm" svg:y2="12.356cm" draw:start-shape="id36" draw:start-glue-point="2" draw:end-shape="id37" draw:end-glue-point="1" svg:d="M33643 6087l-12756 6269">
          <text:p/>
        </draw:connector>
        <draw:frame draw:style-name="gr1" draw:text-style-name="P1" xml:id="id38" draw:id="id3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20.2cm" svg:y1="12.356cm" svg:x2="15.143cm" svg:y2="7.6cm" draw:start-shape="id37" draw:start-glue-point="3" draw:end-shape="id38" draw:end-glue-point="2" svg:d="M20200 12356l-5057-4756">
          <text:p/>
        </draw:connector>
        <draw:custom-shape draw:style-name="gr5" draw:text-style-name="P1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7cm" svg:height="6.5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DD688E7445C4AF01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CDD054FAFC57D1DD.png" xlink:type="simple" xlink:show="embed" xlink:actuate="onLoad">
            <text:p/>
          </draw:image>
        </draw:frame>
      </draw:page>
      <draw:page draw:name="page14" draw:style-name="dp1" draw:master-page-name="Padrão">
        <draw:frame draw:style-name="gr1" draw:text-style-name="P1" xml:id="id39" draw:id="id3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0" draw:id="id4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1" draw:id="id4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39" draw:end-shape="id39" svg:d="M17263-32z">
          <text:p/>
        </draw:connector>
        <draw:connector draw:style-name="gr3" draw:text-style-name="P1" draw:layer="layout" draw:type="line" svg:x1="33.643cm" svg:y1="6.087cm" svg:x2="20.887cm" svg:y2="12.356cm" draw:start-shape="id40" draw:start-glue-point="2" draw:end-shape="id41" draw:end-glue-point="1" svg:d="M33643 6087l-12756 6269">
          <text:p/>
        </draw:connector>
        <draw:frame draw:style-name="gr1" draw:text-style-name="P1" xml:id="id42" draw:id="id4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20.2cm" svg:y1="12.356cm" svg:x2="15.143cm" svg:y2="7.6cm" draw:start-shape="id41" draw:start-glue-point="3" draw:end-shape="id42" draw:end-glue-point="2" svg:d="M20200 12356l-5057-4756">
          <text:p/>
        </draw:connector>
        <draw:custom-shape draw:style-name="gr5" draw:text-style-name="P1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9cm" svg:height="8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DD688E7445C4AF01.png" xlink:type="simple" xlink:show="embed" xlink:actuate="onLoad">
            <text:p/>
          </draw:image>
        </draw:frame>
        <draw:frame draw:style-name="gr1" draw:text-style-name="P1" draw:layer="layout" svg:width="3.439cm" svg:height="1.243cm" svg:x="0.601cm" svg:y="1.701cm">
          <draw:image xlink:href="Pictures/10000000000000820000002FCDD054FAFC57D1DD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CDD054FAFC57D1DD.png" xlink:type="simple" xlink:show="embed" xlink:actuate="onLoad">
            <text:p/>
          </draw:image>
        </draw:frame>
      </draw:page>
      <draw:page draw:name="page15" draw:style-name="dp1" draw:master-page-name="Padrão">
        <draw:frame draw:style-name="gr1" draw:text-style-name="P1" xml:id="id43" draw:id="id4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4" draw:id="id4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5" draw:id="id4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17.263cm" svg:y1="-0.032cm" svg:x2="17.263cm" svg:y2="-0.032cm" draw:start-shape="id43" draw:end-shape="id43" svg:d="M17263-32z">
          <text:p/>
        </draw:connector>
        <draw:connector draw:style-name="gr3" draw:text-style-name="P1" draw:layer="layout" draw:type="line" svg:x1="33.643cm" svg:y1="6.087cm" svg:x2="20.887cm" svg:y2="12.356cm" draw:start-shape="id44" draw:start-glue-point="2" draw:end-shape="id45" draw:end-glue-point="1" svg:d="M33643 6087l-12756 6269">
          <text:p/>
        </draw:connector>
        <draw:frame draw:style-name="gr1" draw:text-style-name="P1" xml:id="id46" draw:id="id4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3" draw:text-style-name="P1" draw:layer="layout" draw:type="line" svg:x1="20.2cm" svg:y1="12.356cm" svg:x2="15.143cm" svg:y2="7.6cm" draw:start-shape="id45" draw:start-glue-point="3" draw:end-shape="id46" draw:end-glue-point="2" svg:d="M20200 12356l-5057-4756">
          <text:p/>
        </draw:connector>
        <draw:custom-shape draw:style-name="gr5" draw:text-style-name="P1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2.2cm" svg:height="16.9cm" svg:x="4.4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DD688E7445C4AF01.png" xlink:type="simple" xlink:show="embed" xlink:actuate="onLoad">
            <text:p/>
          </draw:image>
        </draw:frame>
        <draw:frame draw:style-name="gr1" draw:text-style-name="P1" draw:layer="layout" svg:width="3.439cm" svg:height="1.243cm" svg:x="4.6cm" svg:y="15.357cm">
          <draw:image xlink:href="Pictures/10000000000000820000002FCDD054FAFC57D1D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6-04T13:41:59.441567042</meta:creation-date>
    <dc:date>2020-06-25T20:24:17.84</dc:date>
    <meta:editing-duration>PT1H59M55S</meta:editing-duration>
    <meta:editing-cycles>18</meta:editing-cycles>
    <meta:generator>OpenOffice/4.1.7$Win32 OpenOffice.org_project/417m1$Build-9800</meta:generator>
    <meta:print-date>2020-06-04T15:09:42.507340570</meta:print-date>
    <dc:creator>kévin Vieira</dc:creator>
    <meta:document-statistic meta:object-count="140"/>
  </office:meta>
</office:document-meta>
</file>